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D1000000F16266DE4B5E3E51C6.jpg" manifest:media-type="image/jpeg"/>
  <manifest:file-entry manifest:full-path="Pictures/100002010000053B000000D095037897C6FD481B.png" manifest:media-type="image/png"/>
  <manifest:file-entry manifest:full-path="Pictures/1000000000000113000000B87235ED5D663CDA7B.jpg" manifest:media-type="image/jpe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New Analysts: 2 data minions</text:p>
          </draw:text-box>
        </draw:frame>
        <draw:frame presentation:style-name="pr2" draw:text-style-name="P1" draw:layer="layout" svg:width="25.2cm" svg:height="9.134cm" svg:x="-11.738cm" svg:y="-4.826cm" presentation:class="subtitle" presentation:user-transformed="true">
          <draw:text-box>
            <text:p/>
            <text:p/>
          </draw:text-box>
        </draw:frame>
        <draw:frame draw:style-name="gr1" draw:text-style-name="P2" draw:layer="layout" svg:width="5.416cm" svg:height="6.245cm" svg:x="7.874cm" svg:y="4.677cm">
          <draw:image xlink:href="Pictures/10000000000000D1000000F16266DE4B5E3E51C6.jpg" xlink:type="simple" xlink:show="embed" xlink:actuate="onLoad">
            <text:p/>
          </draw:image>
        </draw:frame>
        <draw:frame draw:style-name="gr1" draw:text-style-name="P2" draw:layer="layout" svg:width="7.127cm" svg:height="4.768cm" svg:x="14.986cm" svg:y="5.138cm">
          <draw:image xlink:href="Pictures/1000000000000113000000B87235ED5D663CDA7B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3B000000D095037897C6FD481B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7T22:28:58.812813084</meta:creation-date>
    <meta:editing-duration>P0D</meta:editing-duration>
    <meta:editing-cycles>1</meta:editing-cycles>
    <meta:generator>LibreOffice/5.4.4.2$MacOSX_X86_64 LibreOffice_project/2524958677847fb3bb44820e40380acbe820f960</meta:generator>
    <dc:title>Bright Blue</dc:title>
    <meta:document-statistic meta:object-count="28"/>
  </office:meta>
</office:document-meta>
</file>